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.5pt" fo:font-weight="bold" style:font-size-asian="10.5pt" style:font-weight-asian="bold" style:font-size-complex="10.5pt" fo:background-color="#ffffff"/>
    </style:style>
    <style:style style:name="T3" style:family="text">
      <style:text-properties fo:font-size="10.5pt" style:font-size-asian="10.5pt" style:font-size-complex="10.5pt" fo:background-color="#ffffff"/>
    </style:style>
    <style:style style:name="T4" style:family="text">
      <style:text-properties fo:font-size="10.5pt" fo:font-style="italic" style:font-size-asian="10.5pt" style:font-style-asian="italic" style:font-size-complex="10.5pt" fo:background-color="#ffffff"/>
    </style:style>
    <style:style style:name="T5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P1"><text:span text:style-name="T1">Título del dataset:</text:span> Music Genre Classification</text:p>
      <text:p text:style-name="P1"><text:span text:style-name="T1">Descripción:</text:span> Este archivo hace la clasificación de audio en 10 géneros de música. Los géneros son: blues, clásico, país, disco, hip hop, jazz, metal, música pop, reggae, Roca</text:p>
      <text:p text:style-name="P1"><text:span text:style-name="T2">Variables:</text:span><text:span text:style-name="T3"> </text:span></text:p>
      <text:list xml:id="list1563043764" text:style-name="WWNum1">
        <text:list-item>
          <text:p text:style-name="P2"><text:span text:style-name="T3">nombre de archivo</text:span></text:p>
        </text:list-item>
        <text:list-item>
          <text:p text:style-name="P2"><text:span text:style-name="T3">rmse</text:span></text:p>
        </text:list-item>
        <text:list-item>
          <text:p text:style-name="P2"><text:span text:style-name="T3">croma </text:span><text:span text:style-name="T4">sft</text:span></text:p>
        </text:list-item>
        <text:list-item>
          <text:p text:style-name="P2"><text:span text:style-name="T3">especificación central (espectroide central),</text:span></text:p>
        </text:list-item>
        <text:list-item>
          <text:p text:style-name="P2"><text:span text:style-name="T3">Mfcc (frecuencia Mel, la forma en que los humanos perciben el sonido)</text:span></text:p>
        </text:list-item>
        <text:list-item>
          <text:p text:style-name="P2"><text:span text:style-name="T3">etiqueta (10 clases)</text:span></text:p>
        </text:list-item>
      </text:list>
      <text:p text:style-name="P1"><text:span text:style-name="T1">Link de descarga:</text:span> <text:a xlink:type="simple" xlink:href="https://www.kaggle.com/harish24/music-genre-classification" text:style-name="ListLabel_20_10" text:visited-style-name="ListLabel_20_10"><text:span text:style-name="T5">https://www.kaggle.com/harish24/music-genre-classification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fo:background-color="#ffffff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70" meta:character-count="478" meta:non-whitespace-character-count="422"/>
    <meta:generator>LibreOfficeDev/6.0.5.2$Linux_X86_64 LibreOffice_project/</meta:generator>
  </office:meta>
</office:document-meta>
</file>